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2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4pt" style:use-optimal-column-width="true"/>
    </style:style>
    <style:style style:name="ACOL-2" style:family="table-column">
      <style:table-column-properties style:column-width="77.24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3pt" style:use-optimal-column-width="true"/>
    </style:style>
    <style:style style:name="ACOL-7" style:family="table-column">
      <style:table-column-properties style:column-width="93pt" style:use-optimal-column-width="true"/>
    </style:style>
    <style:style style:name="ACOL-8" style:family="table-column">
      <style:table-column-properties style:column-width="187.5pt" style:use-optimal-column-width="true"/>
    </style:style>
    <style:style style:name="ACOL-9" style:family="table-column">
      <style:table-column-properties style:column-width="51.76pt" style:use-optimal-column-width="true"/>
    </style:style>
    <style:style style:name="ACOL-10" style:family="table-column">
      <style:table-column-properties style:column-width="59.24pt" style:use-optimal-column-width="true"/>
    </style:style>
    <style:style style:name="ACOL-11" style:family="table-column">
      <style:table-column-properties style:column-width="78.01pt" style:use-optimal-column-width="true"/>
    </style:style>
    <style:style style:name="ACOL-12" style:family="table-column">
      <style:table-column-properties style:column-width="63.01pt" style:use-optimal-column-width="true"/>
    </style:style>
    <style:style style:name="ACOL-13" style:family="table-column">
      <style:table-column-properties style:column-width="30.75pt" style:use-optimal-column-width="true"/>
    </style:style>
    <style:style style:name="ACOL-14" style:family="table-column">
      <style:table-column-properties style:column-width="96.01pt" style:use-optimal-column-width="true"/>
    </style:style>
    <style:style style:name="ACOL-15" style:family="table-column">
      <style:table-column-properties style:column-width="95.24pt" style:use-optimal-column-width="true"/>
    </style:style>
    <style:style style:name="ACOL-16" style:family="table-column">
      <style:table-column-properties style:column-width="65.25pt" style:use-optimal-column-width="true"/>
    </style:style>
    <style:style style:name="ACOL-17" style:family="table-column"/>
    <style:style style:name="ACOL-18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6.5pt" style:use-optimal-row-height="true"/>
    </style:style>
    <style:style style:name="AROW-3" style:family="table-row"/>
    <style:style style:name="AROW-4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49</text:p>
          </table:table-cell>
          <table:table-cell table:style-name="ACE-0" office:value-type="float" office:value="58.740000000000002">
            <text:p>58.74</text:p>
          </table:table-cell>
          <table:table-cell table:style-name="ACE-0" office:value-type="float" office:value="-94.079999999999998">
            <text:p>−94.08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LowdonBlake1973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79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Blake1982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61</text:p>
          </table:table-cell>
          <table:table-cell table:style-name="ACE-0" office:value-type="float" office:value="58.740000000000002">
            <text:p>58.74</text:p>
          </table:table-cell>
          <table:table-cell table:style-name="ACE-0" office:value-type="float" office:value="-94.079999999999998">
            <text:p>−94.08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70</text:p>
          </table:table-cell>
          <table:table-cell table:style-name="ACE-0" office:value-type="float" office:value="58.549999999999997">
            <text:p>58.55</text:p>
          </table:table-cell>
          <table:table-cell table:style-name="ACE-0" office:value-type="float" office:value="-95.829999999999998">
            <text:p>−95.83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Blake1982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51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-94.969999999999999">
            <text:p>−94.97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lake1988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2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3.840000000000003">
            <text:p>−93.84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3</text:p>
          </table:table-cell>
          <table:table-cell table:style-name="ACE-0" office:value-type="float" office:value="58.700000000000003">
            <text:p>58.7</text:p>
          </table:table-cell>
          <table:table-cell table:style-name="ACE-0" office:value-type="float" office:value="-93.840000000000003">
            <text:p>−93.84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300000000000001">
            <text:p>25.3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4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-93.950000000000003">
            <text:p>−93.95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5</text:p>
          </table:table-cell>
          <table:table-cell table:style-name="ACE-0" office:value-type="float" office:value="58.619999999999997">
            <text:p>58.62</text:p>
          </table:table-cell>
          <table:table-cell table:style-name="ACE-0" office:value-type="float" office:value="-93.810000000000002">
            <text:p>−93.81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799999999999997">
            <text:p>36.8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23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-93.980000000000004">
            <text:p>−93.98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2</text:p>
          </table:table-cell>
          <table:table-cell table:style-name="ACE-0" office:value-type="float" office:value="58.18">
            <text:p>58.18</text:p>
          </table:table-cell>
          <table:table-cell table:style-name="ACE-0" office:value-type="float" office:value="-95.049999999999997">
            <text:p>−95.0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2">
            <text:p>1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DyckFyles1964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3</text:p>
          </table:table-cell>
          <table:table-cell table:style-name="ACE-0" office:value-type="float" office:value="58.100000000000001">
            <text:p>58.1</text:p>
          </table:table-cell>
          <table:table-cell table:style-name="ACE-0" office:value-type="float" office:value="-94.700000000000003">
            <text:p>−94.7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Wagner1967,AndrewsFalconer1969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5</text:p>
          </table:table-cell>
          <table:table-cell table:style-name="ACE-0" office:value-type="float" office:value="58.710000000000001">
            <text:p>58.71</text:p>
          </table:table-cell>
          <table:table-cell table:style-name="ACE-0" office:value-type="float" office:value="-94.280000000000001">
            <text:p>−94.28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899999999999999">
            <text:p>37.9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Wagner1967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2</text:p>
          </table:table-cell>
          <table:table-cell table:style-name="ACE-0" office:value-type="float" office:value="58.609999999999999">
            <text:p>58.61</text:p>
          </table:table-cell>
          <table:table-cell table:style-name="ACE-0" office:value-type="float" office:value="-93.659999999999997">
            <text:p>−93.66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, macoma balthic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Wagner1967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3.349999999999994">
            <text:p>−93.35</text:p>
          </table:table-cell>
          <table:table-cell table:style-name="ACE-0" office:value-type="float" office:value="755">
            <text:p>755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, macoma balthica, hiatella arctica, astarte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agner1967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Nash1972,MorlanEtal2000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521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eal bon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eyer1970,Nash1972,MorlanEtal2000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4174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Hodgetts2007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4172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4">
            <text:p>3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AndersonHodgets2007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15C</text:p>
          </table:table-cell>
          <table:table-cell table:style-name="ACE-0" office:value-type="float" office:value="57.380000000000003">
            <text:p>57.38</text:p>
          </table:table-cell>
          <table:table-cell table:style-name="ACE-0" office:value-type="float" office:value="-94.200000000000003">
            <text:p>−94.2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uhry2008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18C</text:p>
          </table:table-cell>
          <table:table-cell table:style-name="ACE-0" office:value-type="float" office:value="57.799999999999997">
            <text:p>57.8</text:p>
          </table:table-cell>
          <table:table-cell table:style-name="ACE-0" office:value-type="float" office:value="-94.209999999999994">
            <text:p>−94.21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uhry2008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738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MorlanEtal2000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88</text:p>
          </table:table-cell>
          <table:table-cell table:style-name="ACE-0" office:value-type="float" office:value="58.219999999999999">
            <text:p>58.22</text:p>
          </table:table-cell>
          <table:table-cell table:style-name="ACE-0" office:value-type="float" office:value="-93.849999999999994">
            <text:p>−93.85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orlanEtal2000,VacchiEtal2018,SimonEtal2016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0468</text:p>
          </table:table-cell>
          <table:table-cell table:style-name="ACE-0" office:value-type="float" office:value="53.880000000000003">
            <text:p>53.88</text:p>
          </table:table-cell>
          <table:table-cell table:style-name="ACE-0" office:value-type="float" office:value="-78.840000000000003">
            <text:p>−78.84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BeaulieuAudy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9819</text:p>
          </table:table-cell>
          <table:table-cell table:style-name="ACE-0" office:value-type="float" office:value="53.68">
            <text:p>53.68</text:p>
          </table:table-cell>
          <table:table-cell table:style-name="ACE-0" office:value-type="float" office:value="-77.730000000000004">
            <text:p>−77.73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8.09999999999999">
            <text:p>168.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BeaulieuAudy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9816</text:p>
          </table:table-cell>
          <table:table-cell table:style-name="ACE-0" office:value-type="float" office:value="53.68">
            <text:p>53.68</text:p>
          </table:table-cell>
          <table:table-cell table:style-name="ACE-0" office:value-type="float" office:value="-77.730000000000004">
            <text:p>−77.73</text:p>
          </table:table-cell>
          <table:table-cell table:style-name="ACE-0" office:value-type="float" office:value="4960">
            <text:p>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hagnum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8.69999999999999">
            <text:p>168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BeaulieuAudyEtal200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433A</text:p>
          </table:table-cell>
          <table:table-cell table:style-name="ACE-0" office:value-type="float" office:value="53.759999999999998">
            <text:p>53.76</text:p>
          </table:table-cell>
          <table:table-cell table:style-name="ACE-0" office:value-type="float" office:value="-78.939999999999998">
            <text:p>−78.94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5.600000000000001">
            <text:p>55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Farrand196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1</text:p>
          </table:table-cell>
          <table:table-cell table:style-name="ACE-0" office:value-type="float" office:value="53.759999999999998">
            <text:p>53.76</text:p>
          </table:table-cell>
          <table:table-cell table:style-name="ACE-0" office:value-type="float" office:value="-78.939999999999998">
            <text:p>−78.94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s</text:p>
          </table:table-cell>
          <table:table-cell table:style-name="ACE-0" table:formula="of:=IF([.H29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6</text:p>
          </table:table-cell>
          <table:table-cell table:style-name="ACE-0" office:value-type="float" office:value="53.719999999999999">
            <text:p>53.72</text:p>
          </table:table-cell>
          <table:table-cell table:style-name="ACE-0" office:value-type="float" office:value="-78.819999999999993">
            <text:p>−78.82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hiatella</text:p>
          </table:table-cell>
          <table:table-cell table:style-name="ACE-0" table:formula="of:=IF([.H30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9">
            <text:p>99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9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table:formula="of:=IF([.H31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5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table:formula="of:=IF([.H32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2">
            <text:p>17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47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shells</text:p>
          </table:table-cell>
          <table:table-cell table:style-name="ACE-0" table:formula="of:=IF([.H33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3">
            <text:p>18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45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table:formula="of:=IF([.H34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6">
            <text:p>16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244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290000000000006">
            <text:p>−78.29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</text:p>
          </table:table-cell>
          <table:table-cell table:style-name="ACE-0" table:formula="of:=IF([.H35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8">
            <text:p>16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239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table:formula="of:=IF([.H36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5">
            <text:p>1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959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6900">
            <text:p>6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37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5.09999999999999">
            <text:p>175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49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table:formula="of:=IF([.H38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4">
            <text:p>16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2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8270">
            <text:p>827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s</text:p>
          </table:table-cell>
          <table:table-cell table:style-name="ACE-0" table:formula="of:=IF([.H39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2">
            <text:p>16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4</text:p>
          </table:table-cell>
          <table:table-cell table:style-name="ACE-0" office:value-type="float" office:value="53.539999999999999">
            <text:p>53.54</text:p>
          </table:table-cell>
          <table:table-cell table:style-name="ACE-0" office:value-type="float" office:value="-78.150000000000006">
            <text:p>−78.15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table:formula="of:=IF([.H40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2.09999999999999">
            <text:p>162.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369</text:p>
          </table:table-cell>
          <table:table-cell table:style-name="ACE-0" office:value-type="float" office:value="53.539999999999999">
            <text:p>53.54</text:p>
          </table:table-cell>
          <table:table-cell table:style-name="ACE-0" office:value-type="float" office:value="-78.150000000000006">
            <text:p>−78.15</text:p>
          </table:table-cell>
          <table:table-cell table:style-name="ACE-0" office:value-type="float" office:value="7760">
            <text:p>77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41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5">
            <text:p>23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2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0</text:p>
          </table:table-cell>
          <table:table-cell table:style-name="ACE-0" office:value-type="float" office:value="52.789999999999999">
            <text:p>52.79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table:formula="of:=IF([.H42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3</text:p>
          </table:table-cell>
          <table:table-cell table:style-name="ACE-0" office:value-type="float" office:value="52.789999999999999">
            <text:p>52.79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43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8</text:p>
          </table:table-cell>
          <table:table-cell table:style-name="ACE-0" office:value-type="float" office:value="52.409999999999997">
            <text:p>52.41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44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4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-78.379999999999995">
            <text:p>−78.38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45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8">
            <text:p>21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2</text:p>
          </table:table-cell>
          <table:table-cell table:style-name="ACE-0" office:value-type="float" office:value="52.170000000000002">
            <text:p>52.17</text:p>
          </table:table-cell>
          <table:table-cell table:style-name="ACE-0" office:value-type="float" office:value="-77.540000000000006">
            <text:p>−77.54</text:p>
          </table:table-cell>
          <table:table-cell table:style-name="ACE-0" office:value-type="float" office:value="7420">
            <text:p>742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46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1">
            <text:p>23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61</text:p>
          </table:table-cell>
          <table:table-cell table:style-name="ACE-0" office:value-type="float" office:value="52.170000000000002">
            <text:p>52.17</text:p>
          </table:table-cell>
          <table:table-cell table:style-name="ACE-0" office:value-type="float" office:value="-77.540000000000006">
            <text:p>−77.54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s</text:p>
          </table:table-cell>
          <table:table-cell table:style-name="ACE-0" table:formula="of:=IF([.H47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370</text:p>
          </table:table-cell>
          <table:table-cell table:style-name="ACE-0" office:value-type="float" office:value="51.490000000000002">
            <text:p>51.49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510">
            <text:p>751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48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35</text:p>
          </table:table-cell>
          <table:table-cell table:style-name="ACE-0" office:value-type="float" office:value="51.490000000000002">
            <text:p>51.49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table:formula="of:=IF([.H49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8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rex se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9.40000000000001">
            <text:p>159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7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se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9.40000000000001">
            <text:p>159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05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8.359999999999999">
            <text:p>−78.36</text:p>
          </table:table-cell>
          <table:table-cell table:style-name="ACE-0" office:value-type="float" office:value="5630">
            <text:p>5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lnus 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9.69999999999999">
            <text:p>129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06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8.359999999999999">
            <text:p>−78.36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lnus 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.30000000000001">
            <text:p>130.3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799</text:p>
          </table:table-cell>
          <table:table-cell table:style-name="ACE-0" office:value-type="float" office:value="52.770000000000003">
            <text:p>52.77</text:p>
          </table:table-cell>
          <table:table-cell table:style-name="ACE-0" office:value-type="float" office:value="-77.519999999999996">
            <text:p>−77.52</text:p>
          </table:table-cell>
          <table:table-cell table:style-name="ACE-0" office:value-type="float" office:value="4970">
            <text:p>49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red see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6</text:p>
          </table:table-cell>
          <table:table-cell table:style-name="ACE-0" office:value-type="float" office:value="52.740000000000002">
            <text:p>52.74</text:p>
          </table:table-cell>
          <table:table-cell table:style-name="ACE-0" office:value-type="float" office:value="-77.989999999999995">
            <text:p>−77.99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red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5</text:p>
          </table:table-cell>
          <table:table-cell table:style-name="ACE-0" office:value-type="float" office:value="52.740000000000002">
            <text:p>52.74</text:p>
          </table:table-cell>
          <table:table-cell table:style-name="ACE-0" office:value-type="float" office:value="-77.989999999999995">
            <text:p>−77.99</text:p>
          </table:table-cell>
          <table:table-cell table:style-name="ACE-0" office:value-type="float" office:value="4530">
            <text:p>45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se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1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rass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9.299999999999997">
            <text:p>49.3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2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leaf and see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700000000000003">
            <text:p>48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3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lea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700000000000003">
            <text:p>48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6</text:p>
          </table:table-cell>
          <table:table-cell table:style-name="ACE-0" office:value-type="float" office:value="52.969999999999999">
            <text:p>52.97</text:p>
          </table:table-cell>
          <table:table-cell table:style-name="ACE-0" office:value-type="float" office:value="-78.579999999999998">
            <text:p>−78.58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icea 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23</text:p>
          </table:table-cell>
          <table:table-cell table:style-name="ACE-0" office:value-type="float" office:value="57.950000000000003">
            <text:p>57.95</text:p>
          </table:table-cell>
          <table:table-cell table:style-name="ACE-0" office:value-type="float" office:value="-77.079999999999998">
            <text:p>−77.08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intLaurentFilion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06</text:p>
          </table:table-cell>
          <table:table-cell table:style-name="ACE-0" office:value-type="float" office:value="58.049999999999997">
            <text:p>58.05</text:p>
          </table:table-cell>
          <table:table-cell table:style-name="ACE-0" office:value-type="float" office:value="-77.230000000000004">
            <text:p>−77.23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SaintLaurentFilion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3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6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4.200000000000003">
            <text:p>34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5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table:formula="of:=IF([.H6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0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530">
            <text:p>2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6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199999999999999">
            <text:p>20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2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6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82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6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99999999999999">
            <text:p>13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4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6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1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6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83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tilus edulis</text:p>
          </table:table-cell>
          <table:table-cell table:style-name="ACE-0" table:formula="of:=IF([.H7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757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</text:p>
          </table:table-cell>
          <table:table-cell table:style-name="ACE-0" table:formula="of:=IF([.H7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60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iatella arctica, clinocardium ciliatum</text:p>
          </table:table-cell>
          <table:table-cell table:style-name="ACE-0" table:formula="of:=IF([.H7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F-1819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truncata, hiatella arctica, balanus sp.</text:p>
          </table:table-cell>
          <table:table-cell table:style-name="ACE-0" table:formula="of:=IF([.H7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8">
            <text:p>14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ington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06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, mya truncata, macoma sp.</text:p>
          </table:table-cell>
          <table:table-cell table:style-name="ACE-0" table:formula="of:=IF([.H7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9">
            <text:p>139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owdonBlake196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1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325">
            <text:p>632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s</text:p>
          </table:table-cell>
          <table:table-cell table:style-name="ACE-0" table:formula="of:=IF([.H7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415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hiatella arctica, macoma calcarea, mytilus edulis</text:p>
          </table:table-cell>
          <table:table-cell table:style-name="ACE-0" table:formula="of:=IF([.H7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417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table:formula="of:=IF([.H7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418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a truncata</text:p>
          </table:table-cell>
          <table:table-cell table:style-name="ACE-0" table:formula="of:=IF([.H7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547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hiatella arctica, macoma calcarea, balanus balanus, macoma balthica, trichotropsis borealis, axinopsida orbiculata</text:p>
          </table:table-cell>
          <table:table-cell table:style-name="ACE-0" table:formula="of:=IF([.H7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456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4710">
            <text:p>47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table:formula="of:=IF([.H8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AndrewsShort198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f-1819</text:p>
          </table:table-cell>
          <table:table-cell table:style-name="ACE-0" office:value-type="float" office:value="60.030000000000001">
            <text:p>60.03</text:p>
          </table:table-cell>
          <table:table-cell table:style-name="ACE-0" office:value-type="float" office:value="-77.200000000000003">
            <text:p>−77.2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luga bone collage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Harington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20</text:p>
          </table:table-cell>
          <table:table-cell table:style-name="ACE-0" office:value-type="float" office:value="61.490000000000002">
            <text:p>61.49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table:formula="of:=IF([.H8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2</text:p>
          </table:table-cell>
          <table:table-cell table:style-name="ACE-0" office:value-type="float" office:value="61.600000000000001">
            <text:p>61.6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83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3.400000000000006">
            <text:p>73.4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44</text:p>
          </table:table-cell>
          <table:table-cell table:style-name="ACE-0" office:value-type="float" office:value="61.729999999999997">
            <text:p>61.73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4140">
            <text:p>41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table:formula="of:=IF([.H84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23</text:p>
          </table:table-cell>
          <table:table-cell table:style-name="ACE-0" office:value-type="float" office:value="61.840000000000003">
            <text:p>61.84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pseudoarenaria</text:p>
          </table:table-cell>
          <table:table-cell table:style-name="ACE-0" table:formula="of:=IF([.H85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53</text:p>
          </table:table-cell>
          <table:table-cell table:style-name="ACE-0" office:value-type="float" office:value="61.869999999999997">
            <text:p>61.87</text:p>
          </table:table-cell>
          <table:table-cell table:style-name="ACE-0" office:value-type="float" office:value="-77.099999999999994">
            <text:p>−77.1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86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9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hells</text:p>
          </table:table-cell>
          <table:table-cell table:style-name="ACE-0" table:formula="of:=IF([.H87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0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785">
            <text:p>678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s</text:p>
          </table:table-cell>
          <table:table-cell table:style-name="ACE-0" table:formula="of:=IF([.H88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7505">
            <text:p>750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89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2</text:p>
          </table:table-cell>
          <table:table-cell table:style-name="ACE-0" office:value-type="float" office:value="62.009999999999998">
            <text:p>62.01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tilus edulis</text:p>
          </table:table-cell>
          <table:table-cell table:style-name="ACE-0" table:formula="of:=IF([.H90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99999999999999">
            <text:p>2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0</text:p>
          </table:table-cell>
          <table:table-cell table:style-name="ACE-0" office:value-type="float" office:value="62.140000000000001">
            <text:p>62.14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ctica</text:p>
          </table:table-cell>
          <table:table-cell table:style-name="ACE-0" table:formula="of:=IF([.H91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99</text:p>
          </table:table-cell>
          <table:table-cell table:style-name="ACE-0" office:value-type="float" office:value="62.18">
            <text:p>62.18</text:p>
          </table:table-cell>
          <table:table-cell table:style-name="ACE-0" office:value-type="float" office:value="-78.099999999999994">
            <text:p>−78.1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ytilus edulis</text:p>
          </table:table-cell>
          <table:table-cell table:style-name="ACE-0" table:formula="of:=IF([.H9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09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7360">
            <text:p>7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93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804</text:p>
          </table:table-cell>
          <table:table-cell table:style-name="ACE-0" office:value-type="float" office:value="62.420000000000002">
            <text:p>62.42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ix 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95C</text:p>
          </table:table-cell>
          <table:table-cell table:style-name="ACE-0" office:value-type="float" office:value="62.420000000000002">
            <text:p>62.42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,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Harington2003,Martindale202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035</text:p>
          </table:table-cell>
          <table:table-cell table:style-name="ACE-0" office:value-type="float" office:value="62.450000000000003">
            <text:p>62.45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iatella arctica</text:p>
          </table:table-cell>
          <table:table-cell table:style-name="ACE-0" table:formula="of:=IF([.H96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B</text:p>
          </table:table-cell>
          <table:table-cell table:style-name="ACE-0" office:value-type="float" office:value="62.520000000000003">
            <text:p>62.52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97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7.700000000000003">
            <text:p>77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atthews196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58</text:p>
          </table:table-cell>
          <table:table-cell table:style-name="ACE-0" office:value-type="float" office:value="62.520000000000003">
            <text:p>62.52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6900">
            <text:p>69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s (hiatella arctica and mya truncata)</text:p>
          </table:table-cell>
          <table:table-cell table:style-name="ACE-0" table:formula="of:=IF([.H98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2.599999999999994">
            <text:p>8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549999999999997">
            <text:p>62.55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a truncata</text:p>
          </table:table-cell>
          <table:table-cell table:style-name="ACE-0" table:formula="of:=IF([.H99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1</text:p>
          </table:table-cell>
          <table:table-cell table:style-name="ACE-0" office:value-type="float" office:value="62.549999999999997">
            <text:p>62.55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, mya truncata, clinocardium ciliatum</text:p>
          </table:table-cell>
          <table:table-cell table:style-name="ACE-0" table:formula="of:=IF([.H100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7,Matthews196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0</text:p>
          </table:table-cell>
          <table:table-cell table:style-name="ACE-0" office:value-type="float" office:value="62.57">
            <text:p>62.57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101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22</text:p>
          </table:table-cell>
          <table:table-cell table:style-name="ACE-0" office:value-type="float" office:value="62.579999999999998">
            <text:p>62.58</text:p>
          </table:table-cell>
          <table:table-cell table:style-name="ACE-0" office:value-type="float" office:value="-78.099999999999994">
            <text:p>−78.1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ytilus edulis</text:p>
          </table:table-cell>
          <table:table-cell table:style-name="ACE-0" table:formula="of:=IF([.H10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99999999999999">
            <text:p>2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99</text:p>
          </table:table-cell>
          <table:table-cell table:style-name="ACE-0" office:value-type="float" office:value="61.780000000000001">
            <text:p>61.78</text:p>
          </table:table-cell>
          <table:table-cell table:style-name="ACE-0" office:value-type="float" office:value="-72.579999999999998">
            <text:p>−72.58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/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0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LauriolGray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3</text:p>
          </table:table-cell>
          <table:table-cell table:style-name="ACE-0" office:value-type="float" office:value="62.020000000000003">
            <text:p>62.02</text:p>
          </table:table-cell>
          <table:table-cell table:style-name="ACE-0" office:value-type="float" office:value="-72.599999999999994">
            <text:p>−72.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ctica, my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3.700000000000003">
            <text:p>73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2</text:p>
          </table:table-cell>
          <table:table-cell table:style-name="ACE-0" office:value-type="float" office:value="62.060000000000002">
            <text:p>62.06</text:p>
          </table:table-cell>
          <table:table-cell table:style-name="ACE-0" office:value-type="float" office:value="-73.090000000000003">
            <text:p>−73.09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93,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4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73">
            <text:p>−73</text:p>
          </table:table-cell>
          <table:table-cell table:style-name="ACE-0" office:value-type="float" office:value="7480">
            <text:p>74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.700000000000003">
            <text:p>90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2001,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66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lg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35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60000000000005">
            <text:p>−72.26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699999999999999">
            <text:p>29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McNeelyAtkinson1995,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65</text:p>
          </table:table-cell>
          <table:table-cell table:style-name="ACE-0" office:value-type="float" office:value="62.07">
            <text:p>62.07</text:p>
          </table:table-cell>
          <table:table-cell table:style-name="ACE-0" office:value-type="float" office:value="-73.180000000000007">
            <text:p>−73.18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.699999999999999">
            <text:p>1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78</text:p>
          </table:table-cell>
          <table:table-cell table:style-name="ACE-0" office:value-type="float" office:value="62.170000000000002">
            <text:p>62.17</text:p>
          </table:table-cell>
          <table:table-cell table:style-name="ACE-0" office:value-type="float" office:value="-72.980000000000004">
            <text:p>−72.98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2.780000000000001">
            <text:p>−72.78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.699999999999999">
            <text:p>14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Atkinson1995,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2</text:p>
          </table:table-cell>
          <table:table-cell table:style-name="ACE-0" office:value-type="float" office:value="61.549999999999997">
            <text:p>61.55</text:p>
          </table:table-cell>
          <table:table-cell table:style-name="ACE-0" office:value-type="float" office:value="-72.299999999999997">
            <text:p>−72.3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a truncat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2,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81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2.950000000000003">
            <text:p>−72.95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2005,DykeEtal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angiqsuju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01</text:p>
          </table:table-cell>
          <table:table-cell table:style-name="ACE-0" office:value-type="float" office:value="61.859999999999999">
            <text:p>61.86</text:p>
          </table:table-cell>
          <table:table-cell table:style-name="ACE-0" office:value-type="float" office:value="-72.659999999999997">
            <text:p>−72.66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 in deltic contex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224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-100.47">
            <text:p>−100.47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64</text:p>
          </table:table-cell>
          <table:table-cell table:style-name="ACE-0" office:value-type="float" office:value="64.049999999999997">
            <text:p>64.05</text:p>
          </table:table-cell>
          <table:table-cell table:style-name="ACE-0" office:value-type="float" office:value="-96.980000000000004">
            <text:p>−96.98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8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83</text:p>
          </table:table-cell>
          <table:table-cell table:style-name="ACE-0" office:value-type="float" office:value="64.049999999999997">
            <text:p>64.05</text:p>
          </table:table-cell>
          <table:table-cell table:style-name="ACE-0" office:value-type="float" office:value="-96.969999999999999">
            <text:p>−96.97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8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21</text:p>
          </table:table-cell>
          <table:table-cell table:style-name="ACE-0" office:value-type="float" office:value="64.040000000000006">
            <text:p>64.04</text:p>
          </table:table-cell>
          <table:table-cell table:style-name="ACE-0" office:value-type="float" office:value="-96.879999999999995">
            <text:p>−96.88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1.599999999999994">
            <text:p>71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8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9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-96.049999999999997">
            <text:p>−96.05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9</text:p>
          </table:table-cell>
          <table:table-cell table:style-name="ACE-0" office:value-type="float" office:value="63.770000000000003">
            <text:p>63.77</text:p>
          </table:table-cell>
          <table:table-cell table:style-name="ACE-0" office:value-type="float" office:value="-95.670000000000002">
            <text:p>−95.67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16</text:p>
          </table:table-cell>
          <table:table-cell table:style-name="ACE-0" office:value-type="float" office:value="62.82">
            <text:p>62.82</text:p>
          </table:table-cell>
          <table:table-cell table:style-name="ACE-0" office:value-type="float" office:value="-94.799999999999997">
            <text:p>−94.8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LowdonBlake1970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2</text:p>
          </table:table-cell>
          <table:table-cell table:style-name="ACE-0" office:value-type="float" office:value="63.560000000000002">
            <text:p>63.56</text:p>
          </table:table-cell>
          <table:table-cell table:style-name="ACE-0" office:value-type="float" office:value="-94.069999999999993">
            <text:p>−94.07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ylsworthEtal1981,Blake1986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89</text:p>
          </table:table-cell>
          <table:table-cell table:style-name="ACE-0" office:value-type="float" office:value="64.319999999999993">
            <text:p>64.32</text:p>
          </table:table-cell>
          <table:table-cell table:style-name="ACE-0" office:value-type="float" office:value="-88.480000000000004">
            <text:p>−88.48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6">
            <text:p>12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-95.769999999999996">
            <text:p>−95.77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yckFyles1962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IRM-717</text:p>
          </table:table-cell>
          <table:table-cell table:style-name="ACE-0" office:value-type="float" office:value="62.880000000000003">
            <text:p>62.88</text:p>
          </table:table-cell>
          <table:table-cell table:style-name="ACE-0" office:value-type="float" office:value="-92.150000000000006">
            <text:p>−92.15</text:p>
          </table:table-cell>
          <table:table-cell table:style-name="ACE-0" office:value-type="float" office:value="770">
            <text:p>7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Morrison1989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1317</text:p>
          </table:table-cell>
          <table:table-cell table:style-name="ACE-0" office:value-type="float" office:value="62.880000000000003">
            <text:p>62.88</text:p>
          </table:table-cell>
          <table:table-cell table:style-name="ACE-0" office:value-type="float" office:value="-92.150000000000006">
            <text:p>−92.15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RutherfordEtal1979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427</text:p>
          </table:table-cell>
          <table:table-cell table:style-name="ACE-0" office:value-type="float" office:value="64.819999999999993">
            <text:p>64.82</text:p>
          </table:table-cell>
          <table:table-cell table:style-name="ACE-0" office:value-type="float" office:value="-92">
            <text:p>−92</text:p>
          </table:table-cell>
          <table:table-cell table:style-name="ACE-0" office:value-type="float" office:value="4075">
            <text:p>407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eal bon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.200000000000003">
            <text:p>44.2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RutherfordEtal1973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34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95.5">
            <text:p>−95.5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LowdonBlake1979,RidlerShilts197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84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95.5">
            <text:p>−95.5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wig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LowdonBlake1979,RidlerShilts197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634</text:p>
          </table:table-cell>
          <table:table-cell table:style-name="ACE-0" office:value-type="float" office:value="61.670000000000002">
            <text:p>61.67</text:p>
          </table:table-cell>
          <table:table-cell table:style-name="ACE-0" office:value-type="float" office:value="-96.549999999999997">
            <text:p>−96.55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3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34</text:p>
          </table:table-cell>
          <table:table-cell table:style-name="ACE-0" office:value-type="float" office:value="61.93">
            <text:p>61.93</text:p>
          </table:table-cell>
          <table:table-cell table:style-name="ACE-0" office:value-type="float" office:value="-96.469999999999999">
            <text:p>−96.4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Atkinson1995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(GSC)-8</text:p>
          </table:table-cell>
          <table:table-cell table:style-name="ACE-0" office:value-type="float" office:value="62.170000000000002">
            <text:p>62.17</text:p>
          </table:table-cell>
          <table:table-cell table:style-name="ACE-0" office:value-type="float" office:value="-95.680000000000007">
            <text:p>−95.68</text:p>
          </table:table-cell>
          <table:table-cell table:style-name="ACE-0" office:value-type="float" office:value="7375">
            <text:p>73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WaltonEtal1961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2787</text:p>
          </table:table-cell>
          <table:table-cell table:style-name="ACE-0" office:value-type="float" office:value="61.310000000000002">
            <text:p>61.31</text:p>
          </table:table-cell>
          <table:table-cell table:style-name="ACE-0" office:value-type="float" office:value="-94.450000000000003">
            <text:p>−94.45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2788</text:p>
          </table:table-cell>
          <table:table-cell table:style-name="ACE-0" office:value-type="float" office:value="61.310000000000002">
            <text:p>61.31</text:p>
          </table:table-cell>
          <table:table-cell table:style-name="ACE-0" office:value-type="float" office:value="-94.450000000000003">
            <text:p>−94.4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mytilus edulis (fragments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2789</text:p>
          </table:table-cell>
          <table:table-cell table:style-name="ACE-0" office:value-type="float" office:value="61.310000000000002">
            <text:p>61.31</text:p>
          </table:table-cell>
          <table:table-cell table:style-name="ACE-0" office:value-type="float" office:value="-94.450000000000003">
            <text:p>−94.45</text:p>
          </table:table-cell>
          <table:table-cell table:style-name="ACE-0" office:value-type="float" office:value="4365">
            <text:p>436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balanus species (barnacle)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5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2685">
            <text:p>268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100000000000001">
            <text:p>29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7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eed and lea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6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arine alga blade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8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marine alga blade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5">
            <text:p>29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0702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mytilus edulis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.899999999999999">
            <text:p>28.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2965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rowberry seeds and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99999999999999">
            <text:p>1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2966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marine alga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99999999999999">
            <text:p>1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2968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rowberry see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699999999999999">
            <text:p>12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10</text:p>
          </table:table-cell>
          <table:table-cell table:style-name="ACE-0" office:value-type="float" office:value="61.090000000000003">
            <text:p>61.09</text:p>
          </table:table-cell>
          <table:table-cell table:style-name="ACE-0" office:value-type="float" office:value="-94.049999999999997">
            <text:p>−94.05</text:p>
          </table:table-cell>
          <table:table-cell table:style-name="ACE-0" office:value-type="float" office:value="1355">
            <text:p>13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marine alga stipe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11</text:p>
          </table:table-cell>
          <table:table-cell table:style-name="ACE-0" office:value-type="float" office:value="61.090000000000003">
            <text:p>61.09</text:p>
          </table:table-cell>
          <table:table-cell table:style-name="ACE-0" office:value-type="float" office:value="-94.049999999999997">
            <text:p>−94.05</text:p>
          </table:table-cell>
          <table:table-cell table:style-name="ACE-0" office:value-type="float" office:value="1395">
            <text:p>139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marine alga stip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7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-69.879999999999995">
            <text:p>−69.88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s (mya truncat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9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-69.879999999999995">
            <text:p>−69.88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517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58.649999999999999">
            <text:p>58.65</text:p>
          </table:table-cell>
          <table:table-cell table:style-name="ACE-0" office:value-type="float" office:value="-69.989999999999995">
            <text:p>−69.99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27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13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569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379999999999995">
            <text:p>−68.38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570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379999999999995">
            <text:p>−68.38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15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ienitz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BN-198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.700000000000003">
            <text:p>92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Gray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5677</text:p>
          </table:table-cell>
          <table:table-cell table:style-name="ACE-0" office:value-type="float" office:value="57.649999999999999">
            <text:p>57.65</text:p>
          </table:table-cell>
          <table:table-cell table:style-name="ACE-0" office:value-type="float" office:value="-69.489999999999995">
            <text:p>−69.4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.699999999999999">
            <text:p>17.7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1.8">
            <text:p>11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6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marine shells (hiatella arctica, <text:s/>mya truncata, macoma calcar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A</text:p>
          </table:table-cell>
          <table:table-cell table:style-name="ACE-0" office:value-type="float" office:value="62.299999999999997">
            <text:p>62.3</text:p>
          </table:table-cell>
          <table:table-cell table:style-name="ACE-0" office:value-type="float" office:value="-76.200000000000003">
            <text:p>−76.2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 (hiatella arct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3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5.780000000000001">
            <text:p>−75.78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KasperAllard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90</text:p>
          </table:table-cell>
          <table:table-cell table:style-name="ACE-0" office:value-type="float" office:value="62.210000000000001">
            <text:p>62.21</text:p>
          </table:table-cell>
          <table:table-cell table:style-name="ACE-0" office:value-type="float" office:value="-75.769999999999996">
            <text:p>−75.77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truncata, 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0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KasperAllard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114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78">
            <text:p>17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100000000000001">
            <text:p>43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artleyMatthews196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775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30000000000004">
            <text:p>−75.73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asperAllard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9</text:p>
          </table:table-cell>
          <table:table-cell table:style-name="ACE-0" office:value-type="float" office:value="62.229999999999997">
            <text:p>62.23</text:p>
          </table:table-cell>
          <table:table-cell table:style-name="ACE-0" office:value-type="float" office:value="-75.700000000000003">
            <text:p>−75.7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09999999999999">
            <text:p>11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4</text:p>
          </table:table-cell>
          <table:table-cell table:style-name="ACE-0" office:value-type="float" office:value="62.329999999999998">
            <text:p>62.33</text:p>
          </table:table-cell>
          <table:table-cell table:style-name="ACE-0" office:value-type="float" office:value="-75.670000000000002">
            <text:p>−75.67</text:p>
          </table:table-cell>
          <table:table-cell table:style-name="ACE-0" office:value-type="float" office:value="5230">
            <text:p>52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">
            <text:p>15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8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50000000000006">
            <text:p>−75.65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7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.099999999999994">
            <text:p>97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2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71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4.75">
            <text:p>−74.7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, mya pseudoarenari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01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680000000000007">
            <text:p>−74.68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88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8.400000000000006">
            <text:p>88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6.200000000000003">
            <text:p>86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47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40000000000001">
            <text:p>−74.64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, mya truncata, balanus balan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.799999999999997">
            <text:p>6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4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, mya truncata, macoma balthic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.099999999999994">
            <text:p>76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2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03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69999999999993">
            <text:p>−74.57</text:p>
          </table:table-cell>
          <table:table-cell table:style-name="ACE-0" office:value-type="float" office:value="620">
            <text:p>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s of caribou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1717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49999999999997">
            <text:p>−74.55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4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38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409999999999997">
            <text:p>−74.41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8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379999999999995">
            <text:p>−74.38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7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-74.329999999999998">
            <text:p>−74.3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egetal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45</text:p>
          </table:table-cell>
          <table:table-cell table:style-name="ACE-0" office:value-type="float" office:value="62.649999999999999">
            <text:p>62.65</text:p>
          </table:table-cell>
          <table:table-cell table:style-name="ACE-0" office:value-type="float" office:value="-74.310000000000002">
            <text:p>−74.31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ortland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.40000000000001">
            <text:p>11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280000000000001">
            <text:p>−74.28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, organic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86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Gray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19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620">
            <text:p>7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Ricard198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19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05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37</text:p>
          </table:table-cell>
          <table:table-cell table:style-name="ACE-0" office:value-type="float" office:value="62.469999999999999">
            <text:p>62.47</text:p>
          </table:table-cell>
          <table:table-cell table:style-name="ACE-0" office:value-type="float" office:value="-73.709999999999994">
            <text:p>−73.71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2.40000000000001">
            <text:p>10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Lauriol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30</text:p>
          </table:table-cell>
          <table:table-cell table:style-name="ACE-0" office:value-type="float" office:value="56.609999999999999">
            <text:p>56.61</text:p>
          </table:table-cell>
          <table:table-cell table:style-name="ACE-0" office:value-type="float" office:value="-76.120000000000005">
            <text:p>−76.12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4</text:p>
          </table:table-cell>
          <table:table-cell table:style-name="ACE-0" office:value-type="float" office:value="56.619999999999997">
            <text:p>56.62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29</text:p>
          </table:table-cell>
          <table:table-cell table:style-name="ACE-0" office:value-type="float" office:value="56.899999999999999">
            <text:p>56.9</text:p>
          </table:table-cell>
          <table:table-cell table:style-name="ACE-0" office:value-type="float" office:value="-76.510000000000005">
            <text:p>−76.51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22</text:p>
          </table:table-cell>
          <table:table-cell table:style-name="ACE-0" office:value-type="float" office:value="56.899999999999999">
            <text:p>56.9</text:p>
          </table:table-cell>
          <table:table-cell table:style-name="ACE-0" office:value-type="float" office:value="-76.510000000000005">
            <text:p>−76.51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3</text:p>
          </table:table-cell>
          <table:table-cell table:style-name="ACE-0" office:value-type="float" office:value="56.619999999999997">
            <text:p>56.62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5550">
            <text:p>55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9">
            <text:p>23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5</text:p>
          </table:table-cell>
          <table:table-cell table:style-name="ACE-0" office:value-type="float" office:value="56.609999999999999">
            <text:p>56.61</text:p>
          </table:table-cell>
          <table:table-cell table:style-name="ACE-0" office:value-type="float" office:value="-76.120000000000005">
            <text:p>−76.12</text:p>
          </table:table-cell>
          <table:table-cell table:style-name="ACE-0" office:value-type="float" office:value="5680">
            <text:p>56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6</text:p>
          </table:table-cell>
          <table:table-cell table:style-name="ACE-0" office:value-type="float" office:value="56.609999999999999">
            <text:p>56.61</text:p>
          </table:table-cell>
          <table:table-cell table:style-name="ACE-0" office:value-type="float" office:value="-76.120000000000005">
            <text:p>−76.12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6">
            <text:p>18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593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-77.609999999999999">
            <text:p>−77.61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aulnierTalbotReinard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547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iatella and mytilus edulis</text:p>
          </table:table-cell>
          <table:table-cell table:style-name="ACE-0" table:formula="of:=IF([.H20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53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20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9">
            <text:p>13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545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</text:p>
          </table:table-cell>
          <table:table-cell table:style-name="ACE-0" table:formula="of:=IF([.H20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11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</text:p>
          </table:table-cell>
          <table:table-cell table:style-name="ACE-0" table:formula="of:=IF([.H21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9">
            <text:p>10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22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21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2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21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6">
            <text:p>14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table:formula="of:=IF([.H21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1551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</text:p>
          </table:table-cell>
          <table:table-cell table:style-name="ACE-0" table:formula="of:=IF([.H21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6">
            <text:p>14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41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shells</text:p>
          </table:table-cell>
          <table:table-cell table:style-name="ACE-0" table:formula="of:=IF([.H21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1552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</text:p>
          </table:table-cell>
          <table:table-cell table:style-name="ACE-0" table:formula="of:=IF([.H21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54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21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4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21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1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table:formula="of:=IF([.H21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409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shells</text:p>
          </table:table-cell>
          <table:table-cell table:style-name="ACE-0" table:formula="of:=IF([.H22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9">
            <text:p>10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406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31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56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04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630">
            <text:p>46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i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7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190">
            <text:p>41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i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6">
            <text:p>13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36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60">
            <text:p>4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2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67522</text:p>
          </table:table-cell>
          <table:table-cell table:style-name="ACE-0" office:value-type="float" office:value="55.270000000000003">
            <text:p>55.27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2.8">
            <text:p>10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amarreEtal201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67523</text:p>
          </table:table-cell>
          <table:table-cell table:style-name="ACE-0" office:value-type="float" office:value="55.270000000000003">
            <text:p>55.27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2.59999999999999">
            <text:p>102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amarreEtal201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87</text:p>
          </table:table-cell>
          <table:table-cell table:style-name="ACE-0" office:value-type="float" office:value="56.280000000000001">
            <text:p>56.28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tilus edulis</text:p>
          </table:table-cell>
          <table:table-cell table:style-name="ACE-0" table:formula="of:=IF([.H23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8.19999999999999">
            <text:p>138.2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25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hiatella arctica</text:p>
          </table:table-cell>
          <table:table-cell table:style-name="ACE-0" table:formula="of:=IF([.H23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3">
            <text:p>15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64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3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2.30000000000001">
            <text:p>152.3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364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6625">
            <text:p>662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rine shells</text:p>
          </table:table-cell>
          <table:table-cell table:style-name="ACE-0" table:formula="of:=IF([.H23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61</text:p>
          </table:table-cell>
          <table:table-cell table:style-name="ACE-0" office:value-type="float" office:value="56.270000000000003">
            <text:p>56.27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3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0.19999999999999">
            <text:p>170.2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38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</text:p>
          </table:table-cell>
          <table:table-cell table:style-name="ACE-0" table:formula="of:=IF([.H23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5">
            <text:p>17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10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1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64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3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.6">
            <text:p>11.6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74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3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WalcottCraig197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29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2430">
            <text:p>24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4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300000000000001">
            <text:p>27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48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4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.299999999999997">
            <text:p>42.3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70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4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299999999999997">
            <text:p>56.3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909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9.5">
            <text:p>149.5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Cayer2003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594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ran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SaulnierTalbotReinard200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8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-77.640000000000001">
            <text:p>−77.64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7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1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580">
            <text:p>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table:formula="of:=IF([.H24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6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24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">
            <text:p>15.6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5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1680">
            <text:p>1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24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100000000000001">
            <text:p>17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4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25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699999999999999">
            <text:p>18.7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2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25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0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026">
            <text:p>2026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25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600000000000001">
            <text:p>25.6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3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25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199999999999999">
            <text:p>20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8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25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199999999999999">
            <text:p>28.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1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25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899999999999999">
            <text:p>24.9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9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430">
            <text:p>2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25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199999999999999">
            <text:p>27.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7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470">
            <text:p>24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25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9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480">
            <text:p>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8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25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2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1680">
            <text:p>1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table:formula="of:=IF([.H26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7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5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6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800000000000001">
            <text:p>2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6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6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300000000000001">
            <text:p>30.3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8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2860">
            <text:p>28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6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600000000000001">
            <text:p>32.6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0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26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600000000000001">
            <text:p>50.6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4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table:formula="of:=IF([.H26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6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9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8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5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7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4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360">
            <text:p>1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table:formula="of:=IF([.H27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7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680">
            <text:p>168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shells</text:p>
          </table:table-cell>
          <table:table-cell table:style-name="ACE-0" table:formula="of:=IF([.H27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5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table:formula="of:=IF([.H27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3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s</text:p>
          </table:table-cell>
          <table:table-cell table:style-name="ACE-0" table:formula="of:=IF([.H27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2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shells</text:p>
          </table:table-cell>
          <table:table-cell table:style-name="ACE-0" table:formula="of:=IF([.H27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9.199999999999999">
            <text:p>19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</text:p>
          </table:table-cell>
          <table:table-cell table:style-name="ACE-0" office:value-type="float" office:value="55.979999999999997">
            <text:p>55.98</text:p>
          </table:table-cell>
          <table:table-cell table:style-name="ACE-0" office:value-type="float" office:value="-76.75">
            <text:p>−76.75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5</text:p>
          </table:table-cell>
          <table:table-cell table:style-name="ACE-0" office:value-type="float" office:value="55.979999999999997">
            <text:p>55.98</text:p>
          </table:table-cell>
          <table:table-cell table:style-name="ACE-0" office:value-type="float" office:value="-76.75">
            <text:p>−76.75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hiatella arctica</text:p>
          </table:table-cell>
          <table:table-cell table:style-name="ACE-0" table:formula="of:=IF([.H27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Etal196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F-1567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3280">
            <text:p>32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lumet197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32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30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80000000000001">
            <text:p>−77.78</text:p>
          </table:table-cell>
          <table:table-cell table:style-name="ACE-0" office:value-type="float" office:value="2375">
            <text:p>237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367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80000000000001">
            <text:p>−77.78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63</text:p>
          </table:table-cell>
          <table:table-cell table:style-name="ACE-0" office:value-type="float" office:value="56.530000000000001">
            <text:p>56.53</text:p>
          </table:table-cell>
          <table:table-cell table:style-name="ACE-0" office:value-type="float" office:value="-76.180000000000007">
            <text:p>−76.18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table:formula="of:=IF([.H28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95</text:p>
          </table:table-cell>
          <table:table-cell table:style-name="ACE-0" office:value-type="float" office:value="56.189999999999998">
            <text:p>56.19</text:p>
          </table:table-cell>
          <table:table-cell table:style-name="ACE-0" office:value-type="float" office:value="-75.829999999999998">
            <text:p>−75.83</text:p>
          </table:table-cell>
          <table:table-cell table:style-name="ACE-0" office:value-type="float" office:value="6869">
            <text:p>6869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tilus edulis</text:p>
          </table:table-cell>
          <table:table-cell table:style-name="ACE-0" table:formula="of:=IF([.H28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96</text:p>
          </table:table-cell>
          <table:table-cell table:style-name="ACE-0" office:value-type="float" office:value="56.189999999999998">
            <text:p>56.19</text:p>
          </table:table-cell>
          <table:table-cell table:style-name="ACE-0" office:value-type="float" office:value="-75.829999999999998">
            <text:p>−75.83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s</text:p>
          </table:table-cell>
          <table:table-cell table:style-name="ACE-0" table:formula="of:=IF([.H28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720</text:p>
          </table:table-cell>
          <table:table-cell table:style-name="ACE-0" office:value-type="float" office:value="56.189999999999998">
            <text:p>56.19</text:p>
          </table:table-cell>
          <table:table-cell table:style-name="ACE-0" office:value-type="float" office:value="-75.829999999999998">
            <text:p>−75.83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</text:p>
          </table:table-cell>
          <table:table-cell table:style-name="ACE-0" table:formula="of:=IF([.H28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6">
            <text:p>15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755</text:p>
          </table:table-cell>
          <table:table-cell table:style-name="ACE-0" office:value-type="float" office:value="56.560000000000002">
            <text:p>56.56</text:p>
          </table:table-cell>
          <table:table-cell table:style-name="ACE-0" office:value-type="float" office:value="-76.480000000000004">
            <text:p>−76.48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table:formula="of:=IF([.H28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775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-76.379999999999995">
            <text:p>−76.38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ajewskiGarralla199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169</text:p>
          </table:table-cell>
          <table:table-cell table:style-name="ACE-0" office:value-type="float" office:value="57.469999999999999">
            <text:p>57.47</text:p>
          </table:table-cell>
          <table:table-cell table:style-name="ACE-0" office:value-type="float" office:value="-76.680000000000007">
            <text:p>−76.68</text:p>
          </table:table-cell>
          <table:table-cell table:style-name="ACE-0" office:value-type="float" office:value="1110">
            <text:p>1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.399999999999999">
            <text:p>30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177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-76.819999999999993">
            <text:p>−76.82</text:p>
          </table:table-cell>
          <table:table-cell table:style-name="ACE-0" office:value-type="float" office:value="1820">
            <text:p>1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.399999999999999">
            <text:p>20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02</text:p>
          </table:table-cell>
          <table:table-cell table:style-name="ACE-0" office:value-type="float" office:value="57.600000000000001">
            <text:p>57.6</text:p>
          </table:table-cell>
          <table:table-cell table:style-name="ACE-0" office:value-type="float" office:value="-76.25">
            <text:p>−76.25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table:formula="of:=IF([.H29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.40000000000001">
            <text:p>140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37</text:p>
          </table:table-cell>
          <table:table-cell table:style-name="ACE-0" office:value-type="float" office:value="57.600000000000001">
            <text:p>57.6</text:p>
          </table:table-cell>
          <table:table-cell table:style-name="ACE-0" office:value-type="float" office:value="-76.25">
            <text:p>−76.25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2.40000000000001">
            <text:p>11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30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-67.849999999999994">
            <text:p>−67.8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2">
            <text:p>82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Loken1978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56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-67.849999999999994">
            <text:p>−67.85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auriolGray1987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356</text:p>
          </table:table-cell>
          <table:table-cell table:style-name="ACE-0" office:value-type="float" office:value="60.030000000000001">
            <text:p>60.03</text:p>
          </table:table-cell>
          <table:table-cell table:style-name="ACE-0" office:value-type="float" office:value="-70.370000000000005">
            <text:p>−70.37</text:p>
          </table:table-cell>
          <table:table-cell table:style-name="ACE-0" office:value-type="float" office:value="6895">
            <text:p>6895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clinocar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352</text:p>
          </table:table-cell>
          <table:table-cell table:style-name="ACE-0" office:value-type="float" office:value="59.990000000000002">
            <text:p>59.9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1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2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3020">
            <text:p>3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3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3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760000000000005">
            <text:p>−69.76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7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780000000000001">
            <text:p>−69.78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0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849999999999994">
            <text:p>−69.85</text:p>
          </table:table-cell>
          <table:table-cell table:style-name="ACE-0" office:value-type="float" office:value="6185">
            <text:p>6185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6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849999999999994">
            <text:p>−69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LauriolEtal1979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1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63">
            <text:p>163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8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38</text:p>
          </table:table-cell>
          <table:table-cell table:style-name="ACE-0" office:value-type="float" office:value="59.25">
            <text:p>59.25</text:p>
          </table:table-cell>
          <table:table-cell table:style-name="ACE-0" office:value-type="float" office:value="-70.079999999999998">
            <text:p>−70.08</text:p>
          </table:table-cell>
          <table:table-cell table:style-name="ACE-0" office:value-type="float" office:value="7155">
            <text:p>7155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7">
            <text:p>87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308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609999999999999">
            <text:p>−69.61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mytilus in sands and grave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3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6765">
            <text:p>6765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11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inocar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94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5885">
            <text:p>588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l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5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5">
            <text:p>−70.25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9">
            <text:p>119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4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5">
            <text:p>−70.25</text:p>
          </table:table-cell>
          <table:table-cell table:style-name="ACE-0" office:value-type="float" office:value="6925">
            <text:p>6925</text:p>
          </table:table-cell>
          <table:table-cell table:style-name="ACE-0" office:value-type="float" office:value="221">
            <text:p>221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516</text:p>
          </table:table-cell>
          <table:table-cell table:style-name="ACE-0" office:value-type="float" office:value="59.049999999999997">
            <text:p>59.05</text:p>
          </table:table-cell>
          <table:table-cell table:style-name="ACE-0" office:value-type="float" office:value="-69.840000000000003">
            <text:p>−69.84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1004</text:p>
          </table:table-cell>
          <table:table-cell table:style-name="ACE-0" office:value-type="float" office:value="52.710000000000001">
            <text:p>52.71</text:p>
          </table:table-cell>
          <table:table-cell table:style-name="ACE-0" office:value-type="float" office:value="-84.180000000000007">
            <text:p>−84.18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BunburyEtal2012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536</text:p>
          </table:table-cell>
          <table:table-cell table:style-name="ACE-0" office:value-type="float" office:value="51.450000000000003">
            <text:p>51.45</text:p>
          </table:table-cell>
          <table:table-cell table:style-name="ACE-0" office:value-type="float" office:value="-83.480000000000004">
            <text:p>−83.48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9.900000000000006">
            <text:p>79.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537</text:p>
          </table:table-cell>
          <table:table-cell table:style-name="ACE-0" office:value-type="float" office:value="51.450000000000003">
            <text:p>51.45</text:p>
          </table:table-cell>
          <table:table-cell table:style-name="ACE-0" office:value-type="float" office:value="-83.480000000000004">
            <text:p>−83.48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8.700000000000003">
            <text:p>78.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4598</text:p>
          </table:table-cell>
          <table:table-cell table:style-name="ACE-0" office:value-type="float" office:value="51.75">
            <text:p>51.75</text:p>
          </table:table-cell>
          <table:table-cell table:style-name="ACE-0" office:value-type="float" office:value="-82.319999999999993">
            <text:p>−82.32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4597</text:p>
          </table:table-cell>
          <table:table-cell table:style-name="ACE-0" office:value-type="float" office:value="51.75">
            <text:p>51.75</text:p>
          </table:table-cell>
          <table:table-cell table:style-name="ACE-0" office:value-type="float" office:value="-82.319999999999993">
            <text:p>−82.32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4596</text:p>
          </table:table-cell>
          <table:table-cell table:style-name="ACE-0" office:value-type="float" office:value="51.75">
            <text:p>51.75</text:p>
          </table:table-cell>
          <table:table-cell table:style-name="ACE-0" office:value-type="float" office:value="-82.319999999999993">
            <text:p>−82.32</text:p>
          </table:table-cell>
          <table:table-cell table:style-name="ACE-0" office:value-type="float" office:value="3070">
            <text:p>3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.5">
            <text:p>62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08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15">
            <text:p>215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09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itylus edulis</text:p>
          </table:table-cell>
          <table:table-cell table:style-name="ACE-0" table:formula="of:=IF([.H321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799999999999997">
            <text:p>38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77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7790">
            <text:p>77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arine shell</text:p>
          </table:table-cell>
          <table:table-cell table:style-name="ACE-0" table:formula="of:=IF([.H322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7.69999999999999">
            <text:p>137.7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1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5">
            <text:p>−82.75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yckEtal1965,DykePeltier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07</text:p>
          </table:table-cell>
          <table:table-cell table:style-name="ACE-0" office:value-type="float" office:value="54.93">
            <text:p>54.93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ya arenaria</text:p>
          </table:table-cell>
          <table:table-cell table:style-name="ACE-0" table:formula="of:=IF([.H324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4000000000000004">
            <text:p>7.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82</text:p>
          </table:table-cell>
          <table:table-cell table:style-name="ACE-0" office:value-type="float" office:value="54.93">
            <text:p>54.93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738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-84.560000000000002">
            <text:p>−84.56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AndrewsEtal1982,DykePeltier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</text:p>
          </table:table-cell>
          <table:table-cell table:style-name="ACE-0" office:value-type="float" office:value="53.119999999999997">
            <text:p>53.12</text:p>
          </table:table-cell>
          <table:table-cell table:style-name="ACE-0" office:value-type="float" office:value="-85.420000000000002">
            <text:p>−85.42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25</text:p>
          </table:table-cell>
          <table:table-cell table:style-name="ACE-0" office:value-type="float" office:value="53.130000000000003">
            <text:p>53.13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VogelWaterbolk1972,DykePeltier2000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72</text:p>
          </table:table-cell>
          <table:table-cell table:style-name="ACE-0" office:value-type="float" office:value="53.530000000000001">
            <text:p>53.53</text:p>
          </table:table-cell>
          <table:table-cell table:style-name="ACE-0" office:value-type="float" office:value="-86.049999999999997">
            <text:p>−86.05</text:p>
          </table:table-cell>
          <table:table-cell table:style-name="ACE-0" office:value-type="float" office:value="7610">
            <text:p>76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table:formula="of:=IF([.H329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7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-84.670000000000002">
            <text:p>−84.67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9">
            <text:p>12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Gnumeric-default"/>
        </table:table-row>
        <table:table-row table:style-name="AROW-0" table:number-rows-repeated="6520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313">
          <gnm:selection gnm:start-col="0" gnm:start-row="313" gnm:end-col="15" gnm:end-row="329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18" table:number-columns-repeated="256"/>
        <table:table-row table:style-name="AROW-4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18" table:number-columns-repeated="256"/>
        <table:table-row table:style-name="AROW-4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2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0T08:24:23Z</dc:date>
    <meta:creation-date>2023-03-20T06:33:38Z</meta:creation-date>
    <meta:generator>gnumeric/1.12.46</meta:generator>
  </office:meta>
</office:document-meta>
</file>